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b37d0" officeooo:paragraph-rsid="001b37d0"/>
    </style:style>
    <style:style style:name="P2" style:family="paragraph" style:parent-style-name="Heading_20_2">
      <style:text-properties style:font-name="Liberation Sans" fo:font-size="16.1000003814697pt" fo:font-weight="bold" officeooo:rsid="001d56be" officeooo:paragraph-rsid="001d56b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paragraph-rsid="001b37d0"/>
    </style:style>
    <style:style style:name="P4" style:family="paragraph" style:parent-style-name="Text_20_body">
      <style:paragraph-properties fo:text-align="start" style:justify-single-word="false"/>
      <style:text-properties officeooo:rsid="001d20f3" officeooo:paragraph-rsid="001d20f3"/>
    </style:style>
    <style:style style:name="P5" style:family="paragraph" style:parent-style-name="Text_20_body">
      <style:text-properties officeooo:rsid="001d20f3" officeooo:paragraph-rsid="001d20f3"/>
    </style:style>
    <style:style style:name="P6" style:family="paragraph" style:parent-style-name="Text_20_body">
      <style:paragraph-properties fo:text-align="start" style:justify-single-word="false"/>
      <style:text-properties officeooo:rsid="001d56be" officeooo:paragraph-rsid="001d56be"/>
    </style:style>
    <style:style style:name="P7" style:family="paragraph" style:parent-style-name="Text_20_body">
      <style:text-properties officeooo:rsid="001d56be" officeooo:paragraph-rsid="001d56be"/>
    </style:style>
    <style:style style:name="P8" style:family="paragraph" style:parent-style-name="Text_20_body">
      <style:text-properties officeooo:rsid="001f1f02" officeooo:paragraph-rsid="001f1f02"/>
    </style:style>
    <style:style style:name="P9" style:family="paragraph" style:parent-style-name="Text_20_body">
      <style:paragraph-properties fo:text-align="start" style:justify-single-word="false"/>
      <style:text-properties officeooo:rsid="0020a8eb" officeooo:paragraph-rsid="001d20f3"/>
    </style:style>
    <style:style style:name="P10" style:family="paragraph" style:parent-style-name="Text_20_body">
      <style:text-properties officeooo:rsid="0020a8eb" officeooo:paragraph-rsid="0020a8eb"/>
    </style:style>
    <style:style style:name="T1" style:family="text">
      <style:text-properties officeooo:rsid="001d56be"/>
    </style:style>
    <style:style style:name="T2" style:family="text">
      <style:text-properties officeooo:rsid="001f1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da, la cuisine du future</text:h>
      <text:p text:style-name="P3"/>
      <text:p text:style-name="P4">Heda est une armoire de cuisine intelligente avec un bras robotique intégré.<text:span text:style-name="T1">..</text:span></text:p>
      <text:p text:style-name="P4">Heda is a smart kitchen pantry with an integrated robotic arm to help with cooking.<text:span text:style-name="T1">..</text:span></text:p>
      <text:p text:style-name="P4"/>
      <text:p text:style-name="P6">Description sommaire de ce qu'Heda est.</text:p>
      <text:p text:style-name="P9"/>
      <text:h text:style-name="P2" text:outline-level="2">Overview</text:h>
      <text:p text:style-name="P5"/>
      <text:p text:style-name="P10">Une vidéo qui montre Cuisiner avec Heda.</text:p>
      <text:p text:style-name="P5"/>
      <text:h text:style-name="P2" text:outline-level="2">Featured in</text:h>
      <text:p text:style-name="P7">Ça serait bien de commencer déjà à faire de la <text:span text:style-name="T2">publicité</text:span> peut-être?</text:p>
      <text:p text:style-name="P8">Afficher les logos de sites de nouvelles qui parlent de l'invention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1:48:21.052583624</meta:creation-date>
    <meta:generator>LibreOffice/6.4.6.2$Linux_X86_64 LibreOffice_project/40$Build-2</meta:generator>
    <dc:date>2021-03-15T12:39:56.794360297</dc:date>
    <meta:editing-duration>PT51M33S</meta:editing-duration>
    <meta:editing-cycles>5</meta:editing-cycles>
    <meta:document-statistic meta:table-count="0" meta:image-count="0" meta:object-count="0" meta:page-count="1" meta:paragraph-count="9" meta:word-count="71" meta:character-count="422" meta:non-whitespace-character-count="360"/>
  </office:meta>
</office:document-meta>
</file>